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e27c" officeooo:paragraph-rsid="0011e2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3a264" officeooo:paragraph-rsid="0013a26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a264" officeooo:paragraph-rsid="001bffe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93bb" officeooo:paragraph-rsid="001493b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cf7c" officeooo:paragraph-rsid="0019cf7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25f4" officeooo:paragraph-rsid="001b25f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94b3" officeooo:paragraph-rsid="001594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1bffe5" officeooo:paragraph-rsid="001493b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13a264" officeooo:paragraph-rsid="001bffe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13a264" officeooo:paragraph-rsid="001d420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13a264" officeooo:paragraph-rsid="001f196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bffe5" officeooo:paragraph-rsid="001bffe5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1bffe5" officeooo:paragraph-rsid="001d420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1bffe5" officeooo:paragraph-rsid="001f196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1bffe5" officeooo:paragraph-rsid="0020861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1bffe5" officeooo:paragraph-rsid="0021af99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fo:font-weight="normal" officeooo:rsid="0013a264" officeooo:paragraph-rsid="002269df" style:font-size-asian="10pt" style:font-weight-asian="normal" style:font-size-complex="10pt" style:font-weight-complex="normal"/>
    </style:style>
    <style:style style:name="T1" style:family="text">
      <style:text-properties officeooo:rsid="001493bb"/>
    </style:style>
    <style:style style:name="T2" style:family="text">
      <style:text-properties officeooo:rsid="00155e72"/>
    </style:style>
    <style:style style:name="T3" style:family="text">
      <style:text-properties officeooo:rsid="001b25f4"/>
    </style:style>
    <style:style style:name="T4" style:family="text">
      <style:text-properties officeooo:rsid="001bffe5"/>
    </style:style>
    <style:style style:name="T5" style:family="text">
      <style:text-properties officeooo:rsid="0020861e"/>
    </style:style>
    <style:style style:name="T6" style:family="text">
      <style:text-properties officeooo:rsid="0021af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IS</text:p>
      <text:p text:style-name="P1"/>
      <text:p text:style-name="P8"/>
      <text:p text:style-name="P4"/>
      <text:p text:style-name="P2">[RF001] Cadastrar cliente: O sistema deve cadastrar clientes.</text:p>
      <text:p text:style-name="P12"><text:s text:c="2"/>Fonte: Necessário para identificação do cliente e suas informações.</text:p>
      <text:p text:style-name="P9"><text:s text:c="2"/><text:span text:style-name="T4">Esforço: Médio.</text:span></text:p>
      <text:p text:style-name="P9"><text:s text:c="2"/><text:span text:style-name="T4">Estabilidade: Alto.</text:span></text:p>
      <text:p text:style-name="P9"><text:s text:c="2"/><text:span text:style-name="T4">Versão: 1.</text:span></text:p>
      <text:p text:style-name="P9"><text:s text:c="2"/><text:span text:style-name="T4">Prioridade: Essencial.</text:span></text:p>
      <text:p text:style-name="P9"><text:s text:c="2"/><text:span text:style-name="T4">Situação: Proposto.</text:span></text:p>
      <text:p text:style-name="P3"/>
      <text:p text:style-name="P3">[RF00<text:span text:style-name="T1">2</text:span>] Cadastrar vendedor: O sistema deve cadastrar vendedores.</text:p>
      <text:p text:style-name="P13"><text:s text:c="2"/>Fonte: Necessário para identificação do vendedor e suas informações.</text:p>
      <text:p text:style-name="P10"><text:s text:c="2"/><text:span text:style-name="T4">Esforço: Médio.</text:span></text:p>
      <text:p text:style-name="P10"><text:s text:c="2"/><text:span text:style-name="T4">Estabilidade: Alto.</text:span></text:p>
      <text:p text:style-name="P10"><text:s text:c="2"/><text:span text:style-name="T4">Versão: 1.</text:span></text:p>
      <text:p text:style-name="P10"><text:s text:c="2"/><text:span text:style-name="T4">Prioridade: Essencial.</text:span></text:p>
      <text:p text:style-name="P10"><text:s text:c="2"/><text:span text:style-name="T4">Situação: Proposto.</text:span></text:p>
      <text:p text:style-name="P3"/>
      <text:p text:style-name="P6"><text:s text:c="4"/>[RF002.<text:span text:style-name="T6">1</text:span>] Cadastrar livros: O vendedor pode cadastrar livros no sistema.</text:p>
      <text:p text:style-name="P13"><text:s text:c="7"/>Fonte: Necessário para identificação do livro e suas informações.</text:p>
      <text:p text:style-name="P13"><text:s text:c="7"/>Esforço: Médio.</text:p>
      <text:p text:style-name="P13"><text:s text:c="7"/>Estabilidade: Alto.</text:p>
      <text:p text:style-name="P13"><text:s text:c="7"/>Versão: 1.</text:p>
      <text:p text:style-name="P13"><text:s text:c="7"/>Prioridade: Essencial.</text:p>
      <text:p text:style-name="P13"><text:s text:c="7"/>Situação: Proposto.</text:p>
      <text:p text:style-name="P10"/>
      <text:p text:style-name="P5">[RF00<text:span text:style-name="T3">3</text:span>] Autenticar usuário: O sistema deve autenticar o usuário de acordo com seus dados <text:span text:style-name="T6">cadastrados</text:span>.</text:p>
      <text:p text:style-name="P13"><text:s text:c="2"/>Fonte: Após cadastro do usuário, este pode acessar sua conta onde estão seus dados e livros.</text:p>
      <text:p text:style-name="P13"><text:s text:c="2"/>Esforço: Médio.</text:p>
      <text:p text:style-name="P13"><text:s text:c="2"/>Estabilidade: Alto.</text:p>
      <text:p text:style-name="P13"><text:s text:c="2"/>Versão: 1.</text:p>
      <text:p text:style-name="P13"><text:s text:c="2"/>Prioridade: Essencial.</text:p>
      <text:p text:style-name="P13"><text:s text:c="2"/>Situação: Proposto.</text:p>
      <text:p text:style-name="P5"/>
      <text:p text:style-name="P5">[RF00<text:span text:style-name="T3">4</text:span>] Visualizar dados: O usuário <text:span text:style-name="T5">cadastrado</text:span> pode consultar seus dados no sistema.</text:p>
      <text:p text:style-name="P14"><text:s text:c="2"/>Fonte: Necessário para que o usuário tenha informações atuais de sua conta.</text:p>
      <text:p text:style-name="P14"><text:s text:c="2"/>Esforço: Médio.</text:p>
      <text:p text:style-name="P14"><text:s text:c="2"/>Estabilidade: Alto.</text:p>
      <text:p text:style-name="P14"><text:s text:c="2"/>Versão: 1.</text:p>
      <text:p text:style-name="P14"><text:s text:c="2"/>Prioridade: Essencial.</text:p>
      <text:p text:style-name="P14"><text:s text:c="2"/>Situação: Proposto.</text:p>
      <text:p text:style-name="P5"/>
      <text:p text:style-name="P2">[RF00<text:span text:style-name="T3">5</text:span>] Leitor de livros: O usuário <text:span text:style-name="T1">cadastrado</text:span> deve ser capaz de ler <text:span text:style-name="T5">seus</text:span> livros<text:span text:style-name="T1"> pelo sistema</text:span>.</text:p>
      <text:p text:style-name="P14"><text:s text:c="2"/>Fonte: Todo cliente deve ter acesso ao livro comprado e todo vendedor deve ter acesso ao livro cadastrado.</text:p>
      <text:p text:style-name="P14"><text:s text:c="2"/>Esforço: Médio.</text:p>
      <text:p text:style-name="P14"><text:s text:c="2"/>Estabilidade: Médio.</text:p>
      <text:p text:style-name="P14"><text:s text:c="2"/>Versão: 1.</text:p>
      <text:p text:style-name="P14"><text:s text:c="2"/>Prioridade: Essencial.</text:p>
      <text:p text:style-name="P14"><text:s text:c="2"/>Situação: Proposto.</text:p>
      <text:p text:style-name="P11"/>
      <text:p text:style-name="P4">[RF00<text:span text:style-name="T3">6</text:span>] Buscar livros: O <text:span text:style-name="T5">usuário</text:span> deve ser capaz de buscar livros no sistema.</text:p>
      <text:p text:style-name="P15"><text:s text:c="2"/>Fonte: Todo usuário cadastrado ou não cadastrado poderá buscar livros cadastrados no sistema.</text:p>
      <text:p text:style-name="P15"><text:soft-page-break/><text:s text:c="2"/>Esforço: Médio.</text:p>
      <text:p text:style-name="P15"><text:s text:c="2"/>Estabilidade: Alto.</text:p>
      <text:p text:style-name="P15"><text:s text:c="2"/>Versão: 1.</text:p>
      <text:p text:style-name="P15"><text:s text:c="2"/>Prioridade: Essencial.</text:p>
      <text:p text:style-name="P15"><text:s text:c="2"/>Situação: Proposto.</text:p>
      <text:p text:style-name="P4"/>
      <text:p text:style-name="P4">[RF00<text:span text:style-name="T3">7</text:span>] Comprar livros: O <text:span text:style-name="T2">cliente deve ser capaz de realizar pedidos de compra de livros ao vendedor.</text:span></text:p>
      <text:p text:style-name="P16"><text:s text:c="2"/>Fonte: A venda deve ser possível apenas se existir um pedido de compra feito por um cliente ao vendedor.</text:p>
      <text:p text:style-name="P16"><text:s text:c="2"/>Esforço: Médio.</text:p>
      <text:p text:style-name="P16"><text:s text:c="2"/>Estabilidade: Médio.</text:p>
      <text:p text:style-name="P16"><text:s text:c="2"/>Versão: 1.</text:p>
      <text:p text:style-name="P16"><text:s text:c="2"/>Prioridade: Essencial.</text:p>
      <text:p text:style-name="P16"><text:s text:c="2"/>Situação: Proposto.</text:p>
      <text:p text:style-name="P4"/>
      <text:p text:style-name="P7">[RF00<text:span text:style-name="T3">8</text:span>] Consultar pedidos: O sistema deve mostrar os pedidos de compra ao usuário <text:span text:style-name="T6">cadastrado</text:span>.</text:p>
      <text:p text:style-name="P16"><text:s text:c="2"/>Fonte: O cliente e o vendedor devem possuir acesso aos pedidos de compra.</text:p>
      <text:p text:style-name="P16"><text:s text:c="2"/>Esforço: Médio.</text:p>
      <text:p text:style-name="P16"><text:s text:c="2"/>Estabilidade: Alto.</text:p>
      <text:p text:style-name="P16"><text:s text:c="2"/>Versão: 1.</text:p>
      <text:p text:style-name="P16"><text:s text:c="2"/>Prioridade: Essencial.</text:p>
      <text:p text:style-name="P16"><text:s text:c="2"/>Situação: Propos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2" meta:paragraph-count="64" meta:word-count="323" meta:character-count="2419" meta:non-whitespace-character-count="2018"/>
  </office:meta>
</office:document-meta>
</file>